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Open Sans" fo:font-size="9pt" style:font-size-asian="9pt" style:font-size-complex="9pt"/>
    </style:style>
    <style:style style:name="P2" style:family="paragraph" style:parent-style-name="Text_20_body" style:list-style-name="L1"/>
    <style:style style:name="P3" style:family="paragraph" style:parent-style-name="Text_20_body">
      <style:text-properties fo:color="#800000" style:font-name="Open Sans" fo:font-size="9pt" fo:font-weight="bold" style:font-size-asian="9pt" style:font-weight-asian="bold" style:font-size-complex="9pt" style:font-weight-complex="bold"/>
    </style:style>
    <style:style style:name="P4" style:family="paragraph" style:parent-style-name="Preformatted_20_Text">
      <style:text-properties style:font-name="Open Sans" fo:font-size="9pt" style:font-size-asian="9pt" style:font-size-complex="9pt"/>
    </style:style>
    <style:style style:name="P5" style:family="paragraph" style:parent-style-name="Preformatted_20_Text">
      <style:text-properties fo:color="#800000" style:font-name="Open Sans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Open Sans" fo:font-size="9pt" style:font-name-asian="Droid Sans Fallback1" style:font-size-asian="9pt" style:font-name-complex="FreeSerif" style:font-size-complex="9pt"/>
    </style:style>
    <style:style style:name="P7" style:family="paragraph" style:parent-style-name="Table_20_Contents">
      <style:text-properties style:font-name="Open Sans" fo:font-size="9pt" fo:font-weight="bold" style:font-name-asian="Droid Sans Fallback1" style:font-size-asian="9pt" style:font-weight-asian="bold" style:font-name-complex="FreeSerif" style:font-size-complex="9pt" style:font-weight-complex="bold"/>
    </style:style>
    <style:style style:name="P8" style:family="paragraph" style:parent-style-name="Table_20_Contents">
      <style:text-properties fo:color="#800000" style:font-name="Open Sans" fo:font-size="9pt" fo:font-weight="bold" style:font-name-asian="Droid Sans Fallback1" style:font-size-asian="9pt" style:font-weight-asian="bold" style:font-name-complex="FreeSerif" style:font-size-complex="9pt" style:font-weight-complex="bold"/>
    </style:style>
    <style:style style:name="P9" style:family="paragraph" style:parent-style-name="Table_20_Contents">
      <style:text-properties fo:color="#800000" style:font-name="Open Sans" fo:font-size="9pt" fo:font-weight="normal" style:font-name-asian="Droid Sans Fallback1" style:font-size-asian="9pt" style:font-weight-asian="normal" style:font-name-complex="FreeSerif" style:font-size-complex="9pt" style:font-weight-complex="normal"/>
    </style:style>
    <style:style style:name="P10" style:family="paragraph" style:parent-style-name="Table_20_Contents">
      <style:text-properties fo:color="#800000" style:font-name="Open Sans" fo:font-size="9pt" style:text-underline-style="solid" style:text-underline-width="auto" style:text-underline-color="font-color" fo:font-weight="normal" style:font-name-asian="Droid Sans Fallback1" style:font-size-asian="9pt" style:font-weight-asian="normal" style:font-name-complex="FreeSerif" style:font-size-complex="9pt" style:font-weight-complex="normal"/>
    </style:style>
    <style:style style:name="P11" style:family="paragraph" style:parent-style-name="Table_20_Contents">
      <style:text-properties fo:color="#800000" style:font-name="Open Sans" fo:font-size="9pt" style:text-underline-style="solid" style:text-underline-width="auto" style:text-underline-color="font-color" fo:font-weight="bold" style:font-name-asian="Droid Sans Fallback1" style:font-size-asian="9pt" style:font-weight-asian="bold" style:font-name-complex="FreeSerif" style:font-size-complex="9pt" style:font-weight-complex="bold"/>
    </style:style>
    <style:style style:name="P12" style:family="paragraph" style:parent-style-name="Table_20_Contents">
      <style:text-properties fo:color="#800000" style:font-name="Open Sans" fo:font-size="9pt" style:text-underline-style="none" fo:font-weight="normal" style:font-name-asian="Droid Sans Fallback1" style:font-size-asian="9pt" style:font-weight-asian="normal" style:font-name-complex="FreeSerif" style:font-size-complex="9pt" style:font-weight-complex="normal"/>
    </style:style>
    <style:style style:name="P13" style:family="paragraph" style:parent-style-name="Table_20_Contents">
      <style:text-properties fo:color="#800000" style:font-name="Open Sans" fo:font-size="13pt" fo:font-weight="normal" style:font-name-asian="Droid Sans Fallback1" style:font-size-asian="13pt" style:font-weight-asian="normal" style:font-name-complex="FreeSerif" style:font-size-complex="13pt" style:font-weight-complex="normal"/>
    </style:style>
    <style:style style:name="T1" style:family="text">
      <style:text-properties style:font-name="Open Sans"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e #10</text:p>
      <text:p text:style-name="P1"><text:s/>Martes 15 de Octubre de 2013</text:p>
      <text:p text:style-name="P1"><text:s/>Archivos de texto. Entrada y salida con formato sobre archivos de texto.</text:p>
      <text:p text:style-name="P1"><text:s/>Archivos de Texto:</text:p>
      <text:p text:style-name="P1"><text:s/><text:tab/> LUNES</text:p>
      <text:p text:style-name="P1"><text:tab/>MARTES</text:p>
      <text:p text:style-name="P1"><text:tab/>MIERCOLES</text:p>
      <text:p text:style-name="P1"><text:s/>Los anchos de los registros son distintos, por eso se utiliza un delimitador para identificar el final del registro</text:p>
      <text:p text:style-name="P1">Así se ve nuestro archivo de texto en el disco:</text:p>
      <text:p text:style-name="P1"><text:s/><text:tab/> <text:s/>L U N E S \n M A R T E S \n M I E R C O L E S\n</text:p>
      <text:p text:style-name="P1"><text:s/></text:p>
      <text:p text:style-name="P1"><text:s/>Para lo cual utilizamos "\n", </text:p>
      <text:p text:style-name="P3">HAY QUE ASEGURARSE DE QUE LA ULTIMA LÍNEA TENGA UN SALTO DE LÍNEA</text:p>
      <text:p text:style-name="P1"><text:s/></text:p>
      <text:p text:style-name="P1"><text:s text:c="2"/>\n -&gt; Delimitador: </text:p>
      <text:list xml:id="list168083498" text:style-name="L1">
        <text:list-item>
          <text:p text:style-name="P2"><text:span text:style-name="T1">DOS/WIndows(CR,ASCII 13) | Avance de línea(LF, ASCII 10)</text:span></text:p>
        </text:list-item>
        <text:list-item>
          <text:p text:style-name="P2"><text:span text:style-name="T1">UNIX/Linux:(LF, ASCII 10)</text:span></text:p>
        </text:list-item>
        <text:list-item>
          <text:p text:style-name="P2"><text:span text:style-name="T1">MAC:(CR, ASCII 13)</text:span></text:p>
        </text:list-item>
      </text:list>
      <text:p text:style-name="P1"><text:s text:c="2"/></text:p>
      <text:p text:style-name="P1"><text:s/>DIFERENCIAS ENTRE ARCHIVOS BINARIOS Y DE TEXTO: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6">Archivos</text:p>
          </table:table-cell>
          <table:table-cell table:style-name="Tabla1.A1" office:value-type="string">
            <text:p text:style-name="P6">BINARIOS</text:p>
          </table:table-cell>
          <table:table-cell table:style-name="Tabla1.C1" office:value-type="string">
            <text:p text:style-name="P6">De TEXTO</text:p>
          </table:table-cell>
        </table:table-row>
        <table:table-row>
          <table:table-cell table:style-name="Tabla1.A2" office:value-type="string">
            <text:p text:style-name="P6">Contenido de los registros</text:p>
          </table:table-cell>
          <table:table-cell table:style-name="Tabla1.A2" office:value-type="string">
            <text:p text:style-name="P6">Datos binarios: variables simples, estructuras</text:p>
          </table:table-cell>
          <table:table-cell table:style-name="Tabla1.C2" office:value-type="string">
            <text:p text:style-name="P6">Cadenas de caracteres</text:p>
          </table:table-cell>
        </table:table-row>
        <table:table-row>
          <table:table-cell table:style-name="Tabla1.A2" office:value-type="string">
            <text:p text:style-name="P7">Longitud de registro</text:p>
          </table:table-cell>
          <table:table-cell table:style-name="Tabla1.A2" office:value-type="string">
            <text:p text:style-name="P7">Fija</text:p>
          </table:table-cell>
          <table:table-cell table:style-name="Tabla1.C2" office:value-type="string">
            <text:p text:style-name="P7">Variable</text:p>
          </table:table-cell>
        </table:table-row>
        <table:table-row>
          <table:table-cell table:style-name="Tabla1.A2" office:value-type="string">
            <text:p text:style-name="P6">Delimitador entre registro</text:p>
          </table:table-cell>
          <table:table-cell table:style-name="Tabla1.A2" office:value-type="string">
            <text:p text:style-name="P6">Ninguno</text:p>
          </table:table-cell>
          <table:table-cell table:style-name="Tabla1.C2" office:value-type="string">
            <text:p text:style-name="P6">\n</text:p>
          </table:table-cell>
        </table:table-row>
        <table:table-row>
          <table:table-cell table:style-name="Tabla1.A2" office:value-type="string">
            <text:p text:style-name="P6">Conversión de datos</text:p>
          </table:table-cell>
          <table:table-cell table:style-name="Tabla1.A2" office:value-type="string">
            <text:p text:style-name="P6">No</text:p>
          </table:table-cell>
          <table:table-cell table:style-name="Tabla1.C2" office:value-type="string">
            <text:p text:style-name="P6">Si(el <text:span text:style-name="T2">\n</text:span> se traduce según el sistema operativo)</text:p>
          </table:table-cell>
        </table:table-row>
        <table:table-row>
          <table:table-cell table:style-name="Tabla1.A2" office:value-type="string">
            <text:p text:style-name="P6">Método de acceso</text:p>
          </table:table-cell>
          <table:table-cell table:style-name="Tabla1.A2" office:value-type="string">
            <text:p text:style-name="P6">Secuencial o directo</text:p>
          </table:table-cell>
          <table:table-cell table:style-name="Tabla1.C2" office:value-type="string">
            <text:p text:style-name="P6">Secuencial</text:p>
          </table:table-cell>
        </table:table-row>
      </table:table>
      <text:p text:style-name="P4"/>
      <text:p text:style-name="P5">El modificador + esta prohibido poner en archivos de Texto, ya que no se deben actualizar los archivos de texto.</text:p>
      <text:p text:style-name="P5">Fseek() no se debería poder utilizar en archivos de texto, solo bajo alguna excepción puntual.</text:p>
      <text:p text:style-name="P5"><text:span text:style-name="T3"/></text:p>
      <text:p text:style-name="P5"><text:span text:style-name="T4">Las FREAD</text:span> <text:s/>y FWRITE no podrán ser utilizadas con archivos de texto. Son funciones utilizadas para trabajar con archivos de datos binarios.</text:p>
      <text:p text:style-name="P5"/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Lectura y escritura en archivos de texto:</text:p>
      <text:p text:style-name="P10"/>
      <text:p text:style-name="P8">1) Carácter a carácter </text:p>
      <text:p text:style-name="P9"/>
      <text:p text:style-name="P13">fgetc(&lt;archivo&gt;) → char</text:p>
      <text:p text:style-name="P13">fputc(&lt;carácter&gt;, &lt;archivo&gt;);</text:p>
      <text:p text:style-name="P9"/>
      <text:p text:style-name="P9">Carácter a carácter</text:p>
      <text:p text:style-name="P9">ver programa “01_convertir_texto_de_minuscula_a-mayuscula.c”</text:p>
      <text:p text:style-name="P9"/>
      <text:p text:style-name="P8">2) Línea a Línea</text:p>
      <text:p text:style-name="P13">fgets(&lt;cadena&gt;,&lt;máximo&gt;,&lt;archivo&gt;);</text:p>
      <text:p text:style-name="P9"/>
      <text:p text:style-name="P9">cadena: variable de cadena</text:p>
      <text:p text:style-name="P9">máximo: Es el límite de caracteres a leer, se lee hasta \n o hasta llegar al límite, lo que ocurra primero.</text:p>
      <text:p text:style-name="P9">archivo: archivo donde sacamos la fuente</text:p>
      <text:p text:style-name="P9"/>
      <text:p text:style-name="P13">fgets(&lt;cadena&gt;,&lt;archivo&gt;); </text:p>
      <text:p text:style-name="P9">No agrega ningún salto de línea.</text:p>
      <text:p text:style-name="P9"/>
      <text:p text:style-name="P9">ver programa “02_cuantas_letras_contiene_el_archivo.c”</text:p>
      <text:p text:style-name="P9"/>
      <text:p text:style-name="P8">3) Con formato</text:p>
      <text:p text:style-name="P13">fscanf(&lt;archivo&gt;,&lt;cadena de control&gt;,&lt;dirección de variable&gt;);</text:p>
      <text:p text:style-name="P13">fprintf(&lt;archivo&gt;,&lt;cadena de control&gt;,&lt;variables&gt;);</text:p>
      <text:p text:style-name="P9"/>
      <text:p text:style-name="P9"/>
      <text:p text:style-name="P9"/>
      <text:p text:style-name="P11">fseek() con archivos de texto</text:p>
      <text:p text:style-name="P11"/>
      <text:p text:style-name="P12">1) f<text:span text:style-name="T2">seek() </text:span>con desplazamiento 0 desde cualquier extremo</text:p>
      <text:p text:style-name="P9">2) <text:span text:style-name="T2">fseek() </text:span>con desplazamiento obtenido previamente con la función <text:span text:style-name="T2">ftell()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FreeSerif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5T19:56:04</dc:date>
    <meta:generator>LibreOffice/3.5$Linux_x86 LibreOffice_project/350m1$Build-2</meta:generator>
    <meta:editing-duration>PT1H48S</meta:editing-duration>
    <meta:editing-cycles>8</meta:editing-cycles>
    <meta:document-statistic meta:table-count="1" meta:image-count="0" meta:object-count="0" meta:page-count="2" meta:paragraph-count="61" meta:word-count="326" meta:character-count="2098" meta:non-whitespace-character-count="1807"/>
  </office:meta>
</office:document-meta>
</file>